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20000001F4FA618BDAA16D01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minari" svg:font-family="Luminari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uminari"/>
    </style:style>
    <style:style style:name="P2" style:family="paragraph" style:parent-style-name="Standard">
      <style:text-properties officeooo:paragraph-rsid="00130e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<draw:frame draw:style-name="fr1" draw:name="Image1" text:anchor-type="char" svg:width="16cm" svg:height="9.999cm" draw:z-index="0"><draw:image xlink:href="Pictures/1000000000000320000001F4FA618BDAA16D0185.png" xlink:type="simple" xlink:show="embed" xlink:actuate="onLoad" draw:mime-type="image/png"/><svg:title>{d.chart1:chart}</svg:titl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minari" svg:font-family="Luminari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9T09:45:21.497458230</meta:creation-date>
    <dc:date>2022-03-10T09:09:38.546753982</dc:date>
    <meta:editing-duration>PT18H16M18S</meta:editing-duration>
    <meta:editing-cycles>7</meta:editing-cycles>
    <meta:generator>LibreOffice/7.3.1.2$MacOSX_X86_64 LibreOffice_project/9fff0292474d6d0bf5df787b512c71d9ac4bc98e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